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font-size="14pt" officeooo:paragraph-rsid="000f65cd" style:font-size-asian="14pt" style:font-size-complex="14pt"/>
    </style:style>
    <style:style style:name="P2" style:family="paragraph" style:parent-style-name="Heading_20_4">
      <style:paragraph-properties fo:text-align="justify" style:justify-single-word="false"/>
      <style:text-properties fo:font-size="14pt" officeooo:rsid="000ffffc" officeooo:paragraph-rsid="000ffffc" style:font-size-asian="14pt" style:font-size-complex="14pt"/>
    </style:style>
    <style:style style:name="P3" style:family="paragraph" style:parent-style-name="Heading_20_4">
      <style:text-properties officeooo:paragraph-rsid="000f65cd"/>
    </style:style>
    <style:style style:name="P4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9" style:family="paragraph" style:parent-style-name="Text_20_body" style:list-style-name="L1">
      <style:text-properties fo:font-size="14pt" style:font-size-asian="14pt" style:font-size-complex="14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fo:font-size="14pt" style:font-size-asian="14pt" style:font-size-complex="14pt"/>
    </style:style>
    <style:style style:name="P11" style:family="paragraph" style:parent-style-name="Text_20_body" style:list-style-name="L2">
      <style:text-properties fo:font-size="14pt" officeooo:paragraph-rsid="000f65cd" style:font-size-asian="14pt" style:font-size-complex="14pt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font-size="14pt" style:font-size-asian="14pt" style:font-size-complex="14pt"/>
    </style:style>
    <style:style style:name="P13" style:family="paragraph" style:parent-style-name="Text_20_body" style:list-style-name="L3">
      <style:text-properties fo:font-size="14pt" style:font-size-asian="14pt" style:font-size-complex="14pt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fo:font-size="14pt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fo:font-size="14pt" officeooo:paragraph-rsid="000f65cd" style:font-size-asian="14pt" style:font-size-complex="14pt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/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/>
      <style:text-properties fo:font-size="14pt" officeooo:paragraph-rsid="000f65cd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fo:font-size="14pt" style:font-size-asian="14pt" style:font-size-complex="14pt"/>
    </style:style>
    <style:style style:name="P20" style:family="paragraph" style:parent-style-name="Text_20_body" style:list-style-name="L6">
      <style:text-properties fo:font-size="14pt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style:contextual-spacing="false"/>
      <style:text-properties fo:font-size="14pt" style:font-size-asian="14pt" style:font-size-complex="14pt"/>
    </style:style>
    <style:style style:name="P22" style:family="paragraph" style:parent-style-name="Text_20_body" style:list-style-name="L9">
      <style:text-properties fo:font-size="14pt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style:contextual-spacing="false"/>
      <style:text-properties fo:font-size="14pt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style:contextual-spacing="false"/>
      <style:text-properties fo:font-size="14pt" officeooo:paragraph-rsid="000f65cd" style:font-size-asian="14pt" style:font-size-complex="14pt"/>
    </style:style>
    <style:style style:name="P25" style:family="paragraph" style:parent-style-name="Text_20_body" style:list-style-name="L11"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font-weight="bold" officeooo:paragraph-rsid="000f65c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0f65cd"/>
    </style:style>
    <style:style style:name="P28" style:family="paragraph" style:parent-style-name="Text_20_body">
      <style:paragraph-properties fo:text-align="center" style:justify-single-word="false"/>
      <style:text-properties fo:font-size="16pt" fo:font-weight="bold" officeooo:rsid="00035d77" officeooo:paragraph-rsid="000f65cd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6pt" fo:font-weight="bold" officeooo:rsid="00035d77" officeooo:paragraph-rsid="000f65c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16pt" fo:font-weight="bold" officeooo:paragraph-rsid="000f65cd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text-align="center" style:justify-single-word="false"/>
      <style:text-properties officeooo:paragraph-rsid="000f65cd"/>
    </style:style>
    <style:style style:name="T1" style:family="text">
      <style:text-properties officeooo:rsid="000f65c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35d77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хническое задание для создания игры "Динозаврик" (Google Dino) на JavaScript с использованием HTML и CSS</text:p>
      <text:h text:style-name="P1" text:outline-level="4"><text:span text:style-name="T4">Функциональные требования:</text:span></text:h>
      <text:h text:style-name="P3" text:outline-level="4"><text:span text:style-name="Strong_20_Emphasis"><text:span text:style-name="T2">Игра:</text:span></text:span></text:h>
      <text:list xml:id="list2702525069" text:style-name="L1">
        <text:list-item>
          <text:list>
            <text:list-item>
              <text:p text:style-name="P8">Динозаврик, который движется вперед автоматически.</text:p>
            </text:list-item>
            <text:list-item>
              <text:p text:style-name="P8">Возможность прыжка при нажатии на клавишу (например, пробел или стрелка вверх).</text:p>
            </text:list-item>
            <text:list-item>
              <text:p text:style-name="P8">Появление препятствий (<text:span text:style-name="T1">на ваше усмотрение</text:span>), которые динозаврик должен перепрыгивать.</text:p>
            </text:list-item>
            <text:list-item>
              <text:p text:style-name="P8">Постепенное увеличение скорости игры.</text:p>
            </text:list-item>
            <text:list-item>
              <text:p text:style-name="P8">Подсчет очков за пройденное расстояние.</text:p>
            </text:list-item>
            <text:list-item>
              <text:p text:style-name="P9">Возможность перезапуска игры после проигрыша.</text:p>
            </text:list-item>
          </text:list>
        </text:list-item>
      </text:list>
      <text:p text:style-name="P5"><text:span text:style-name="Strong_20_Emphasis"><text:span text:style-name="T2">Интерфейс:</text:span></text:span></text:p>
      <text:list xml:id="list237154514" text:style-name="L2">
        <text:list-item>
          <text:list>
            <text:list-item>
              <text:p text:style-name="P10">Интуитивно понятный интерфейс.</text:p>
            </text:list-item>
            <text:list-item>
              <text:p text:style-name="P10">Поле для отображения текущих очков.</text:p>
            </text:list-item>
            <text:list-item>
              <text:p text:style-name="P11">Кнопка или клавиша для перезапуска игры.</text:p>
            </text:list-item>
          </text:list>
        </text:list-item>
      </text:list>
      <text:p text:style-name="P26">Компоненты интерфейса:</text:p>
      <text:list xml:id="list478523438" text:style-name="L3">
        <text:list-header>
          <text:p text:style-name="P6"><text:span text:style-name="Strong_20_Emphasis"><text:span text:style-name="T2">HTML:</text:span></text:span></text:p>
          <text:list>
            <text:list-item>
              <text:p text:style-name="P12">Контейнер для игры.</text:p>
            </text:list-item>
            <text:list-item>
              <text:p text:style-name="P12">Поле для отображения текущих очков.</text:p>
            </text:list-item>
            <text:list-item>
              <text:p text:style-name="P12">Кнопка для перезапуска игры.</text:p>
            </text:list-item>
          </text:list>
          <text:p text:style-name="P6"><text:span text:style-name="Strong_20_Emphasis"><text:span text:style-name="T2">CSS:</text:span></text:span></text:p>
          <text:list text:continue-numbering="true">
            <text:list-item>
              <text:p text:style-name="P12">Стилизация игрового поля и персонажей.</text:p>
            </text:list-item>
            <text:list-item>
              <text:p text:style-name="P12">Анимации прыжков и движений.</text:p>
            </text:list-item>
            <text:list-item>
              <text:p text:style-name="P12">Стилизация кнопок и других элементов интерфейса.</text:p>
            </text:list-item>
            <text:list-item>
              <text:p text:style-name="P13">Адаптивный дизайн для различных устройств.</text:p>
            </text:list-item>
          </text:list>
        </text:list-header>
      </text:list>
      <text:h text:style-name="P2" text:outline-level="4">JavaScript</text:h>
      <text:list xml:id="list2102837796" text:style-name="L4">
        <text:list-header>
          <text:p text:style-name="P7"><text:span text:style-name="Strong_20_Emphasis"><text:span text:style-name="T2">Инициализация игры:</text:span></text:span></text:p>
          <text:list>
            <text:list-item>
              <text:p text:style-name="P14">Отрисовка игрового поля и динозаврика.</text:p>
            </text:list-item>
            <text:list-item>
              <text:p text:style-name="P15">Установка начального состояния игры.</text:p>
            </text:list-item>
          </text:list>
        </text:list-header>
      </text:list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oft-page-break/><text:span text:style-name="Strong_20_Emphasis">Обработка прыжков:</text:span></text:p>
      <text:list xml:id="list1094632581" text:style-name="L6">
        <text:list-item>
          <text:p text:style-name="P19">Реализация прыжка динозаврика при нажатии клавиши.</text:p>
        </text:list-item>
        <text:list-item>
          <text:p text:style-name="P20">Проверка на приземление и предотвращение повторного прыжка в воздухе.</text:p>
        </text:list-item>
      </text:list>
      <text:p text:style-name="P16"/>
      <text:p text:style-name="P17"><text:span text:style-name="Strong_20_Emphasis">Появление и движение препятствий:</text:span></text:p>
      <text:list xml:id="list2870111315" text:style-name="L9">
        <text:list-item>
          <text:p text:style-name="P21">Генерация препятствий на игровом поле.</text:p>
        </text:list-item>
        <text:list-item>
          <text:p text:style-name="P21">Движение препятствий слева направо.</text:p>
        </text:list-item>
        <text:list-item>
          <text:p text:style-name="P22">Проверка столкновения с динозавриком.</text:p>
          <text:p text:style-name="P22"/>
        </text:list-item>
      </text:list>
      <text:p text:style-name="P17"><text:span text:style-name="Strong_20_Emphasis">Подсчет очков:</text:span></text:p>
      <text:list xml:id="list1410232244" text:style-name="L11">
        <text:list-item>
          <text:list>
            <text:list-item>
              <text:p text:style-name="P23">Увеличение очков с течением времени.</text:p>
            </text:list-item>
            <text:list-item>
              <text:p text:style-name="P24">Отображение текущего счета на экране.</text:p>
              <text:p text:style-name="P24"/>
            </text:list-item>
          </text:list>
        </text:list-item>
      </text:list>
      <text:p text:style-name="P27"><text:span text:style-name="Strong_20_Emphasis"><text:span text:style-name="T2">Перезапуск игры:</text:span></text:span></text:p>
      <text:list xml:id="list154311613193531" text:continue-numbering="true" text:style-name="L11">
        <text:list-item>
          <text:list>
            <text:list-item>
              <text:p text:style-name="P23">Сброс состояния игры.</text:p>
            </text:list-item>
            <text:list-item>
              <text:p text:style-name="P23">Обновление интерфейса.</text:p>
              <text:p text:style-name="P23"/>
            </text:list-item>
          </text:list>
        </text:list-item>
      </text:list>
      <text:p text:style-name="Text_20_body"><text:span text:style-name="Strong_20_Emphasis"><text:span text:style-name="T2">Увеличение сложности:</text:span></text:span></text:p>
      <text:list xml:id="list154312528311608" text:continue-numbering="true" text:style-name="L11">
        <text:list-item>
          <text:list>
            <text:list-item>
              <text:p text:style-name="P25">Постепенное увеличение скорости игры по мере набора очков.</text:p>
            </text:list-item>
          </text:list>
        </text:list-item>
      </text:list>
      <text:p text:style-name="P30">4. Структура проекта</text:p>
      <text:p text:style-name="P30">/project-root </text:p>
      <text:p text:style-name="P30"><text:s text:c="5"/>├── index.html </text:p>
      <text:p text:style-name="P30">├── style.css </text:p>
      <text:p text:style-name="P30">└── script.js</text:p>
      <text:p text:style-name="P30"/>
      <text:p text:style-name="P28">Теория</text:p>
      <text:p text:style-name="P28">1) В чем суть методологии Scrum?</text:p>
      <text:p text:style-name="P31"><text:span text:style-name="T6">2) <text:s/>В чем суть</text:span><text:span text:style-name="T5"> методологи</text:span><text:span text:style-name="T6">и Agile?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2:52:25.981983478</meta:creation-date>
    <dc:date>2024-06-18T15:43:04.377143909</dc:date>
    <meta:editing-duration>PT2H50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237" meta:character-count="1646" meta:non-whitespace-character-count="1481"/>
  </office:meta>
</office:document-meta>
</file>